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IMPORTANT:</text:span> This résumé is optimized for <text:span text:style-name="T2">Applicant Tracking Systems</text:span>. <text:span text:style-name="T1">For interviewers:</text:span> <text:a xlink:type="simple" xlink:href="https://github.com/skyzyx/resume/blob/master/resumes/ryanparman-software-eng-devtools.md" office:name=""><text:span text:style-name="Definition">Web</text:span></text:a> • <text:a xlink:type="simple" xlink:href="https://github.com/skyzyx/resume/raw/master/resumes/ryanparman-software-eng-devtools.pdf" office:name=""><text:span text:style-name="Definition">PDF</text:span></text:a> • <text:a xlink:type="simple" xlink:href="https://github.com/skyzyx/resume/raw/master/resumes/ryanparman-software-eng-devtools.docx" office:name=""><text:span text:style-name="Definition">Word</text:span></text:a>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Joined a team whose mission was to provide guidance and support in the cloud journey of the entire organization.</text:p>
        </text:list-item>
        <text:list-item>
          <text:p text:style-name="P1">Proposed best practices, guardrails, and security measures to ensure a secure and efficient cloud environment.</text:p>
        </text:list-item>
        <text:list-item>
          <text:p text:style-name="P1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As every school in America transitioned to online learning during the COVID-19 lockdowns, I was the technical/development lead on the team who supported all SRE and product engineering teams, working on core platforms and services.</text:p>
        </text:list-item>
        <text:list-item>
          <text:p text:style-name="P2">Managed the Base <text:a xlink:type="simple" xlink:href="https://docs.aws.amazon.com/AWSEC2/latest/UserGuide/AMIs.html" office:name=""><text:span text:style-name="Definition">AMI</text:span></text:a> program. Leveraged insights from <text:a xlink:type="simple" xlink:href="https://www.cisecurity.org" office:name=""><text:span text:style-name="Definition">CIS</text:span></text:a>, security patching, and internal needs to develop a unified build pipeline integrating best practices.</text:p>
        </text:list-item>
        <text:list-item>
          <text:p text:style-name="P2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2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2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engineering teams, empowering greater self-service.</text:p>
        </text:list-item>
        <text:list-item>
          <text:p text:style-name="P3">Established a process for maintaining reusable <text:a xlink:type="simple" xlink:href="https://www.terraform.io" office:name=""><text:span text:style-name="Definition">Terraform</text:span></text:a> modules which teams leveraged to compose infrastructure with minimal effort.</text:p>
        </text:list-item>
        <text:list-item>
          <text:p text:style-name="P3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.</text:p>
        </text:list-item>
        <text:list-item>
          <text:p text:style-name="P3">Invented custom security and operational tooling to understand the current posture of ~200 AWS accounts where off-the-shelf tools did not meet the needs of the organization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4">Established the technical direction of these projects, promoted adoption across the organization, published comprehensive documentation, and offered ongoing integration guidance.</text:p>
        </text:list-item>
        <text:list-item>
          <text:p text:style-name="P4">Accelerated the adoption of CI/CD, rapid deployment practices, and Docker containers, shortening the feedback loop for developers and increasing the reliability of deployments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5">Initiated a program to automate the creation of base server images for cloud servers. This allowed new servers to boot and begin serving traffic ~75% faster.</text:p>
        </text:list-item>
        <text:list-item>
          <text:p text:style-name="P5">Invested in monitoring and alerting systems to prevent customer-facing issues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Led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to 1 day.</text:p>
        </text:list-item>
        <text:list-item>
          <text:p text:style-name="P6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Created the <text:a xlink:type="simple" xlink:href="https://aws.amazon.com/sdk-for-php/" office:name=""><text:span text:style-name="Definition">AWS SDK for PHP</text:span></text:a>, enabled AWS to reach the largest developer group — <text:a xlink:type="simple" xlink:href="https://www.php.net" office:name=""><text:span text:style-name="Definition">PHP</text:span></text:a>.</text:p>
        </text:list-item>
        <text:list-item>
          <text:p text:style-name="P7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7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</text:list>
      <text:h text:style-name="Heading_20_2" text:outline-level="2"><text:bookmark-start text:name="skills"/>Skills<text:bookmark-end text:name="skills"/></text:h>
      <text:p text:style-name="First_20_paragraph">API design, API versioning, CI/CD, CLI tools, <text:a xlink:type="simple" xlink:href="https://aws.amazon.com" office:name=""><text:span text:style-name="Definition">AWS</text:span></text:a>, <text:a xlink:type="simple" xlink:href="https://www.gnu.org/software/bash/" office:name=""><text:span text:style-name="Definition">Bash</text:span></text:a>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www.php.net" office:name=""><text:span text:style-name="Definition">PHP</text:span></text:a>, <text:a xlink:type="simple" xlink:href="https://www.python.org" office:name=""><text:span text:style-name="Definition">Python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gile, architecture, authentication, authorization, automation, automation, building platforms, cloud, code generation, containerization, continuous delivery, continuous deployment, continuous integration, debugging, defensive cybersecurity, design, development, distributed, integration, microservices, multi-platform development, optimization, performance, refactoring, scalability, scrum, security, software library design, software testing, standards, tdd, technical documentation, test-driven development, testing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8T19:43:07Z</meta:creation-date>
    <dc:date>2025-01-28T19:43:07Z</dc:date>
  </office:meta>
</office:document-meta>
</file>